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article I'm going to speak about is taken from the website “Mindtools.com”. It's written by the Mind Tools Content Team in 2016. The author raises the problem of mutual understanding between people of different cultures and believes that in today's time of technological development cross-cultural communication is a must. The article can be divided into several logical parts such as the importance of cross-cultural communication, understanding cultural diversity and keeping communication simple.</text:span></text:p>
      <text:p text:style-name="P1"/>
      <text:p text:style-name="P1"><text:tab/>The author starts by telling the reader that it is now possible to work with people remotely just as well as face-to-face thanks to advances in technology. Indeed, electronic communication allows you to work with people not only from another city, but also from another country, so why limit yourself to communicate only with people from your home area - the author asks a rhetorical question. The author ends this part of the article with a reason for the need for cross-cultural communication - if native English speakers have trouble speaking to people from other English-speaking countries, then we all the more need to learn.</text:p>
      <text:p text:style-name="P1"/>
      <text:p text:style-name="P1"><text:tab/>Further, the author provides a detailed path on how to properly communicate with people of other nationalities and cultures. <text:s/>He begins by saying that it is very important to understand that there are many different cultures in the world, so the first step is to learn the culture of the person with whom you are having a dialogue. The author argues that without taking this step, it is impossible to talk to a person of another culture in the future. The next step, according to the author, is considered acceptance and understanding: some things, customs, traditions that are peculiar to one people are alien to another. Therefore you should try not to condemn other people's traditions in any way - you need to understand and accept them, otherwise you risk offending the person. The third and final step is to spread and demand your own traditions. The author insists that it is not necessary to impose your traditions on other people, but to serve them with a piece of interesting information. Thus, the author argues that by following this path one can develop a good relationship with anyone of any culture.</text:p>
      <text:p text:style-name="P1"/>
      <text:p text:style-name="P1"><text:tab/>After that, the author focuses the reader's attention on the fact that the dialogue should be unobtrusive and simple. He argues that statistically, not all smart and successful people are native English speakers, and even they can make mistakes in writing or pronunciation, so it is important not to try to correct them, so as not to offend people. He also adds that you should avoid gestures and other kinds of communication specific to your people.</text:p>
      <text:p text:style-name="P1"/>
      <text:p text:style-name="P1"><text:tab/>In conclusion, the author says that in the era of information technology it is quite difficult to observe all the rules of communication with a person of another nationality, so when a tense relationship arises, he advises to trust a translator, a master of his craft.</text:p>
      <text:p text:style-name="P1"/>
      <text:p text:style-name="P1"><text:tab/><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16T13:05:58.61</meta:creation-date>
    <meta:editing-duration>PT26M1S</meta:editing-duration>
    <meta:editing-cycles>6</meta:editing-cycles>
    <meta:generator>OpenOffice/4.1.9$Win32 OpenOffice.org_project/419m1$Build-9805</meta:generator>
    <dc:date>2021-09-17T09:28:45.10</dc:date>
    <meta:document-statistic meta:table-count="0" meta:image-count="0" meta:object-count="0" meta:page-count="1" meta:paragraph-count="7" meta:word-count="491" meta:character-count="2973"/>
  </office:meta>
</office:document-meta>
</file>